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5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fo:font-size="25pt" style:font-size-asian="25pt" style:font-size-complex="18pt"/>
    </style:style>
    <style:style style:name="P3" style:family="paragraph">
      <style:text-properties style:font-name="Comic Sans MS1" fo:font-size="30pt" style:font-size-asian="30pt" style:font-size-complex="18pt"/>
    </style:style>
    <style:style style:name="P4" style:family="paragraph">
      <style:text-properties fo:font-size="25pt" fo:font-weight="normal" style:font-size-asian="25pt" style:font-size-complex="18pt"/>
    </style:style>
    <style:style style:name="T1" style:family="text">
      <style:text-properties style:font-name="Comic Sans MS1" fo:font-size="25pt" style:font-size-asian="25pt" style:font-size-complex="18pt"/>
    </style:style>
    <style:style style:name="T2" style:family="text">
      <style:text-properties style:font-name="Comic Sans MS1" fo:font-size="30pt" style:font-size-asian="30pt" style:font-size-complex="18pt"/>
    </style:style>
    <style:style style:name="T3" style:family="text">
      <style:text-properties fo:font-size="25pt" fo:font-weight="normal" style:font-size-asian="25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6.1cm" svg:height="1.369cm" svg:x="1.2cm" svg:y="18.331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.25cm" svg:y1="18.331cm" svg:x2="4.25cm" svg:y2="16.098cm" draw:start-shape="id1" draw:start-glue-point="0" draw:end-shape="id2" svg:d="m4250 18331v-2233" svg:viewBox="0 0 1 2234">
          <text:p/>
        </draw:connector>
        <draw:line draw:style-name="gr3" draw:text-style-name="P1" draw:layer="layout" svg:x1="1.5cm" svg:y1="5.6cm" svg:x2="28.2cm" svg:y2="5.6cm">
          <text:p/>
        </draw:line>
        <draw:frame draw:style-name="gr4" draw:text-style-name="P3" draw:layer="layout" svg:width="3.258cm" svg:height="1.728cm" svg:x="1.8cm" svg:y="6cm">
          <draw:text-box>
            <text:p><text:span text:style-name="T2">C</text:span><text:span text:style-name="T2">言語</text:span></text:p>
          </draw:text-box>
        </draw:frame>
        <draw:frame draw:style-name="gr4" draw:text-style-name="P3" draw:layer="layout" svg:width="3.639cm" svg:height="1.728cm" svg:x="1.6cm" svg:y="3.6cm">
          <draw:text-box>
            <text:p><text:span text:style-name="T2">OCaml</text:span></text:p>
          </draw:text-box>
        </draw:frame>
        <draw:custom-shape draw:style-name="gr1" draw:text-style-name="P2" xml:id="id2" draw:id="id2" draw:layer="layout" svg:width="5.7cm" svg:height="1.369cm" svg:x="1.4cm" svg:y="14.729cm">
          <text:p text:style-name="P1"><text:span text:style-name="T1">caml_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10.2cm" svg:height="1.4cm" svg:x="2.7cm" svg:y="10.7cm">
          <text:p text:style-name="P1"><text:span text:style-name="T1">caml_start_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.25cm" svg:y1="14.729cm" svg:x2="7.8cm" svg:y2="12.1cm" draw:start-shape="id2" draw:start-glue-point="0" draw:end-shape="id3" svg:d="m4250 14729c0-1971 3550-657 3550-2629" svg:viewBox="0 0 3551 2630">
          <text:p/>
        </draw:connector>
        <draw:custom-shape draw:style-name="gr1" draw:text-style-name="P2" xml:id="id4" draw:id="id4" draw:layer="layout" svg:width="7.2cm" svg:height="1.4cm" svg:x="7.5cm" svg:y="7cm">
          <text:p text:style-name="P1"><text:span text:style-name="T1">caml_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7.8cm" svg:y1="10.7cm" svg:x2="11.1cm" svg:y2="8.4cm" draw:start-shape="id3" draw:start-glue-point="0" draw:end-shape="id4" svg:d="m7800 10700c0-1723 3300-574 3300-2300" svg:viewBox="0 0 3301 2301">
          <text:p/>
        </draw:connector>
        <draw:custom-shape draw:style-name="gr1" draw:text-style-name="P2" xml:id="id5" draw:id="id5" draw:layer="layout" svg:width="10.575cm" svg:height="1.4cm" svg:x="6.325cm" svg:y="2.9cm">
          <text:p text:style-name="P1"><text:span text:style-name="T1">camlPervasives__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8.652cm" svg:height="1.4cm" svg:x="18.248cm" svg:y="2.7cm">
          <text:p text:style-name="P1"><text:span text:style-name="T1">camlHello__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1cm" svg:y1="7cm" svg:x2="11.612cm" svg:y2="4.3cm" draw:start-shape="id4" draw:start-glue-point="0" draw:end-shape="id5" draw:end-glue-point="2" svg:d="m11100 7000c0-2023 512-674 512-2700" svg:viewBox="0 0 513 2701">
          <text:p/>
        </draw:connector>
        <draw:connector draw:style-name="gr2" draw:text-style-name="P1" draw:layer="layout" draw:type="curve" svg:x1="14.7cm" svg:y1="7.7cm" svg:x2="22.574cm" svg:y2="4.1cm" draw:start-shape="id4" draw:start-glue-point="1" draw:end-shape="id6" draw:end-glue-point="2" svg:d="m14700 7700c5250 0 7874-1200 7874-3600" svg:viewBox="0 0 7875 3601">
          <text:p/>
        </draw:connector>
        <draw:frame draw:style-name="gr5" draw:text-style-name="P4" draw:layer="layout" svg:width="9.8cm" svg:height="1.369cm" svg:x="18cm" svg:y="1.131cm">
          <draw:text-box>
            <text:p><text:span text:style-name="T3">最初のゴールはここ！</text:span></text:p>
          </draw:text-box>
        </draw:frame>
        <draw:frame draw:style-name="gr5" draw:text-style-name="P4" draw:layer="layout" svg:width="10.5cm" svg:height="1.369cm" svg:x="6.4cm" svg:y="1.131cm">
          <draw:text-box>
            <text:p><text:span text:style-name="T3">使用ライブラリの初期化</text:span></text:p>
          </draw:text-box>
        </draw:frame>
        <draw:custom-shape draw:style-name="gr1" draw:text-style-name="P2" draw:layer="layout" svg:width="10.575cm" svg:height="1.4cm" svg:x="6.125cm" svg:y="2.7cm">
          <text:p text:style-name="P1"><text:span text:style-name="T1">camlPervasives__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0.575cm" svg:height="1.4cm" svg:x="5.9cm" svg:y="2.5cm">
          <text:p text:style-name="P1"><text:span text:style-name="T1">camlPervasives__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08-22T21:39:16.968347604</dc:date>
    <dc:creator>Okabe Kiwamu</dc:creator>
    <meta:editing-duration>PT31M28S</meta:editing-duration>
    <meta:editing-cycles>75</meta:editing-cycles>
    <meta:generator>LibreOffice/4.1.0.4$Linux_X86_64 LibreOffice_project/410m0$Build-4</meta:generator>
    <meta:document-statistic meta:object-count="18"/>
  </office:meta>
</office:document-meta>
</file>